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Cambria2" svg:font-family="Cambria" style:font-family-generic="roman" style:font-pitch="variable"/>
    <style:font-face style:name="Cambria3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13.866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3.967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17.595cm"/>
    </style:style>
    <style:style style:name="co19" style:family="table-column">
      <style:table-column-properties fo:break-before="auto" style:column-width="3.93cm"/>
    </style:style>
    <style:style style:name="co20" style:family="table-column">
      <style:table-column-properties fo:break-before="auto" style:column-width="3.406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co24" style:family="table-column">
      <style:table-column-properties fo:break-before="auto" style:column-width="2.258cm"/>
    </style:style>
    <style:style style:name="ro7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2" style:family="table-cell" style:parent-style-name="Default" style:data-style-name="N0"/>
    <style:style style:name="ce7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3" style:font-name-complex="Cambria3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3" style:font-size-asian="7pt" style:font-name-complex="Cambria3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3" style:font-size-asian="7pt" style:font-name-complex="Cambria3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3" style:font-size-asian="7pt" style:font-name-complex="Cambria3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3" style:font-size-asian="7pt" style:language-asian="zh" style:country-asian="CN" style:font-style-asian="normal" style:font-weight-asian="normal" style:font-name-complex="Cambria3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3" style:font-size-asian="7pt" style:font-name-complex="Cambria3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3" style:font-name-complex="Cambria3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3" style:font-size-asian="7pt" style:font-name-complex="Cambria3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3" style:font-name-complex="Cambria3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3" style:font-size-asian="7pt" style:font-name-complex="Cambria3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3" style:font-size-asian="7pt" style:font-name-complex="Cambria3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3" style:font-size-asian="7pt" style:font-name-complex="Cambria3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64" style:family="table-cell" style:parent-style-name="Default" style:data-style-name="N0">
      <style:table-cell-properties fo:border="0.06pt solid #000000"/>
      <style:text-properties style:font-name="Cambria2" fo:font-size="7pt" style:font-name-asian="Cambria3" style:font-size-asian="7pt" style:font-name-complex="Cambria3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72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3" style:font-name-complex="Cambria3"/>
    </style:style>
    <style:style style:name="ce7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3" style:font-size-asian="7pt" style:font-name-complex="Cambria3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6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evil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evil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_big, itm_javelin_bi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itm_gondor_citadel_sword,itm_gondor_2h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light_a_cloak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light_a_cloak, itm_leather_gloves,itm_leather_boots_dark_bad,itm_short_bow,itm_arrows,itm_arnor_sword_f,],attr_tier_2,wp_tier_2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light_a_cloak, itm_leather_gloves,itm_leather_boots_dark_bad,itm_short_bow,itm_arrows,itm_arnor_sword_f,],attr_tier_2,wp_tier_2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light_a_good_cloak, itm_arnor_med_a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3|knows_power_draw_2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light_a_good_cloak, itm_arnor_med_a_cloak,itm_leather_gloves,itm_leather_boots,itm_leather_boots_dark_bad,itm_regular_bow,itm_arrows,itm_arnor_sword_f,],attr_tier_3,wp_tier_3,knows_common|knows_ironflesh_2|knows_power_strike_3|knows_power_draw_2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light_a_good_cloak, itm_arnor_med_a_cloak,itm_leather_gloves,itm_leather_boots,itm_leather_boots_dark_bad,itm_regular_bow,itm_arrows,itm_arnor_sword_f,],attr_tier_3,wp_tier_3,knows_common|knows_ironflesh_2|knows_power_strike_3|knows_power_draw_2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, itm_arnor_helm_b_bad,itm_mail_coif,</text:p>
          </table:table-cell>
          <table:table-cell table:style-name="ce12" office:value-type="string" calcext:value-type="string">
            <text:p>itm_arnor_light_b_good,itm_arnor_med_a_good, itm_arnor_med_b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4,wp_tier_4,knows_common|knows_athletics_4|knows_shield_3|knows_power_strike_3|knows_ironflesh_4,arnor_face_middle_1,arnor_face_middle_2]," calcext:value-type="string">
            <text:p>["i3_arnor_swordsman","Dunedain_Swordsman","Dunedain_Swordsmen"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4,wp_tier_4,knows_common|knows_athletics_4|knows_shield_3|knows_power_strike_3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_good, itm_arnor_helm_b,itm_mail_coif_good,</text:p>
          </table:table-cell>
          <table:table-cell table:style-name="ce12" office:value-type="string" calcext:value-type="string">
            <text:p>itm_arnor_med_b_good, itm_arnor_heavy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5|knows_shield_4</text:span>|knows_power_strike_4|knows_ironflesh_5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tier_5,wp_elf_tier_3,knows_common|knows_athletics_5|knows_shield_4|knows_power_strike_4|knows_ironflesh_5,arnor_face_middle_1,arnor_face_middle_2]," calcext:value-type="string">
            <text:p>["i4_arnor_vet_swordsman","Dunedain_Veteran_Swordsman","Dunedain_Veteran_Swordsmen"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tier_5,wp_elf_tier_3,knows_common|knows_athletics_5|knows_shield_4|knows_power_strike_4|knows_ironflesh_5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heavy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itm_arnor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elf_tier_4</text:p>
          </table:table-cell>
          <table:table-cell table:style-name="ce25" office:value-type="string" calcext:value-type="string">
            <text:p><text:span text:style-name="T1">knows_common|knows_athletics_5|knows_shield_5</text:span>|knows_power_strike_6|knows_ironflesh_7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arnor_helm_c,itm_arnor_heavy_cloak,itm_mail_mittens,itm_arnor_greaves,itm_arnor_sword_c,itm_arnor_sword_a,itm_arnor_shield_a,itm_arnor_shield_c,],attr_tier_6,wp_elf_tier_4,knows_common|knows_athletics_5|knows_shield_5|knows_power_strike_6|knows_ironflesh_7,arnor_face_older_1,arnor_face_older_2]," calcext:value-type="string">
            <text:p>["i5_arnor_champion","Champion_of_Arnor","Champions_of_Arnor",tf_dunedain| tfg_gloves| tfg_shield| tfg_armor| tfg_helm| tfg_boots,0,0,fac_imladris,[itm_arnor_helm_c,itm_arnor_heavy_cloak,itm_mail_mittens,itm_arnor_greaves,itm_arnor_sword_c,itm_arnor_sword_a,itm_arnor_shield_a,itm_arnor_shield_c,],attr_tier_6,wp_elf_tier_4,knows_common|knows_athletics_5|knows_shield_5|knows_power_strike_6|knows_ironflesh_7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_good,itm_mail_coif_good,</text:p>
          </table:table-cell>
          <table:table-cell table:style-name="ce12" office:value-type="string" calcext:value-type="string">
            <text:p>itm_arnor_heavy, itm_arnor_med_b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_good,itm_mail_coif_good,itm_arnor_heavy, itm_arnor_med_b_good, itm_mail_mittens,itm_arnor_greaves,itm_arnor_sword_a,itm_arnor_shield_c,itm_dunedain_warhorse,],attr_tier_5,wp_elf_tier_3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_good,itm_mail_coif_good,itm_arnor_heavy, itm_arnor_med_b_good, itm_mail_mittens,itm_arnor_greaves,itm_arnor_sword_a,itm_arnor_shield_c,itm_dunedain_warhorse,],attr_tier_5,wp_elf_tier_3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good,</text:p>
          </table:table-cell>
          <table:table-cell table:style-name="ce12" office:value-type="string" calcext:value-type="string">
            <text:p>itm_arnor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dunedain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tier_6,wp_elf_tier_4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tier_6,wp_elf_tier_4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med_a_good_cloak, itm_arnor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<text:span text:style-name="T1">knows_common|knows_athletics_6|knows_shield_2</text:span>|knows_power_draw_3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4,wp_archery(170)|wp(170),knows_common|knows_athletics_6|knows_shield_2|knows_power_draw_3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4,wp_archery(170)|wp(170),knows_common|knows_athletics_6|knows_shield_2|knows_power_draw_3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light_b_good_cloak, itm_arnor_med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<text:span text:style-name="T1">knows_common|knows_athletics_6|knows_shield_3</text:span>|knows_power_draw_4|knows_power_strike_4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tier_5,wp(220),knows_common|knows_athletics_6|knows_shield_3|knows_power_draw_4|knows_power_strike_4|knows_ironflesh_5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tier_5,wp(220),knows_common|knows_athletics_6|knows_shield_3|knows_power_draw_4|knows_power_strike_4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bad,</text:p>
          </table:table-cell>
          <table:table-cell table:style-name="ce12" office:value-type="string" calcext:value-type="string">
            <text:p>itm_arnor_med_b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5|knows_power_strike_5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tier_6,wp_melee(360)|wp_archery(300),knows_common|knows_athletics_8|knows_shield_3|knows_power_draw_5|knows_power_strike_5|knows_ironflesh_6,arnor_face_older_1,arnor_face_older_2]," calcext:value-type="string">
            <text:p>["a5_arnor_master_ranger","Master_Ranger_of_Arnor","Master_Rangers_of_Arnor"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tier_6,wp_melee(360)|wp_archery(300),knows_common|knows_athletics_8|knows_shield_3|knows_power_draw_5|knows_power_strike_5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 office:value-type="string" calcext:value-type="string">
            <text:p>itm_hood_green_bad, itm_hood_grey_bad,</text:p>
          </table:table-cell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hood_green_bad, itm_hood_grey_bad,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hood_green_bad, itm_hood_grey_bad,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leather, itm_rohan_leather_cloak,itm_dale_light_b_bad,itm_north_leather_ok,itm_dale_light_b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leather, itm_rohan_leather_cloak,itm_dale_light_b_bad,itm_north_leather_ok,itm_dale_light_b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leather, itm_rohan_leather_cloak,itm_dale_light_b_bad,itm_north_leather_ok,itm_dale_light_b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mail,itm_rohan_mail_cloak, itm_dale_med_a_bad,itm_dale_light_b_lordly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mail,itm_rohan_mail_cloak, itm_dale_med_a_bad,itm_dale_light_b_lordly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mail,itm_rohan_mail_cloak, itm_dale_med_a_bad,itm_dale_light_b_lordly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_cloak,itm_rohan_mail_good, itm_rohan_rider_bad,itm_dale_med_a_cloak,itm_rohan_scale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_cloak,itm_rohan_mail_good, itm_rohan_rider_bad,itm_dale_med_a_cloak,itm_rohan_scale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_cloak,itm_rohan_mail_good, itm_rohan_rider_bad,itm_dale_med_a_cloak,itm_rohan_scale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cloak, itm_rohan_scale_good,itm_rohan_rider_good_cloak, itm_rohan_rider_good,itm_dale_med_a_good,itm_dale_med_a_lordly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cloak, itm_rohan_scale_good,itm_rohan_rider_good_cloak, itm_rohan_rider_good,itm_dale_med_a_good,itm_dale_med_a_lordly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cloak, itm_rohan_scale_good,itm_rohan_rider_good_cloak, itm_rohan_rider_good,itm_dale_med_a_good,itm_dale_med_a_lordly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evil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evil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a_good,itm_dale_med_a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evil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evil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evil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evil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evil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evil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evil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evil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9|knows_shield_3|knows_power_strike_8|knows_ironflesh_8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evil_tier_6,wp_tier_6,knows_common|knows_riding_9|knows_shield_3|knows_power_strike_8|knows_ironflesh_8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evil_tier_6,wp_tier_6,knows_common|knows_riding_9|knows_shield_3|knows_power_strike_8|knows_ironflesh_8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rohan_inf_sword,itm_rohan_inf_sword,itm_rohan_cav_sword,itm_rohirrim_long_hafted_axe,itm_rohirrim_long_hafted_axe,itm_rohan_shield_d,itm_rohan_shield_e,itm_rohan_shield_f,itm_rohan_shield_g,itm_thengel_warhorse,],attr_evil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rohan_inf_sword,itm_rohan_inf_sword,itm_rohan_cav_sword,itm_rohirrim_long_hafted_axe,itm_rohirrim_long_hafted_axe,itm_rohan_shield_d,itm_rohan_shield_e,itm_rohan_shield_f,itm_rohan_shield_g,itm_thengel_warhorse,],attr_evil_tier_6,wp_tier_6,knows_common|knows_horse_archery_4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evil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evil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ism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calcext:value-type="string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ism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calcext:value-type="string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ism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calcext:value-type="string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itm_harad_padded_bad,itm_harad_tunic_ba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tunic,itm_harad_padded, itm_harad_pectoral_bad,itm_harad_scale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pectoral, itm_harad_padded_good,</text:p>
          </table:table-cell>
          <table:table-cell table:style-name="ce12"/>
          <table:table-cell table:style-name="ce12" office:value-type="string" calcext:value-type="string">
            <text:p>itm_harad_scale_greaves,itm_harad_leather_greaves, 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pectoral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itm_harad_lamellar_good,itm_harad_heavy_lamellar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heavy_lamellar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,itm_harad_padded_bad,itm_harad_tunic_good, 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_good,itm_harad_padde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black_snake_armor_bad,itm_harad_pectora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tunic,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_good,itm_harad_scale_ba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_good,itm_harad_heavy_bad,itm_harad_scale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padded_good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harad_champion_goo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CAMEL RIDER</text:p>
          </table:table-cell>
          <table:table-cell table:style-name="ce4" table:number-columns-repeated="19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#CAMEL RIDER" calcext:value-type="string">
            <text:p>#CAMEL RIDE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camel_rider</text:p>
          </table:table-cell>
          <table:table-cell table:style-name="ce3" office:value-type="string" calcext:value-type="string">
            <text:p>Harad_Camel_Rider</text:p>
          </table:table-cell>
          <table:table-cell table:style-name="ce3" office:value-type="string" calcext:value-type="string">
            <text:p>Harad_Camel_Riders</text:p>
          </table:table-cell>
          <table:table-cell table:style-name="ce8" office:value-type="string" calcext:value-type="string">
            <text:p>tf_harad| tfg_ranged| tf_mounted| tfg_armor| tfg_helm| tfg_horse|tfg_gloves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itm_harad_heavy_inf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javelin_big,itm_harad_javelin_big,</text:p>
          </table:table-cell>
          <table:table-cell table:style-name="ce12" office:value-type="string" calcext:value-type="string">
            <text:p>itm_far_harad_2h_mace,itm_harad_long_spear,</text:p>
          </table:table-cell>
          <table:table-cell table:style-name="ce12" office:value-type="string" calcext:value-type="string">
            <text:p>itm_camel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6|knows_power_strike_4|knows_power_throw_7|knows_riding_7|knows_horse_archery_8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ac5_camel_rider&quot;,&quot;Harad_Camel_Rider&quot;,&quot;Harad_Camel_Riders&quot;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" calcext:value-type="string">
            <text:p>["ac5_camel_rider","Harad_Camel_Rider","Harad_Camel_Riders"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dun_helm_b_bad,</text:p>
          </table:table-cell>
          <table:table-cell table:style-name="ce12" office:value-type="string" calcext:value-type="string">
            <text:p>itm_dunland_tunic_1_bad, itm_dunland_tunic_2_bad, itm_dunland_fur_1_bad, itm_dunland_fur_2_ba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wood_club,itm_orc_slasher,itm_orc_axe,itm_dunland_spear,</text:p>
          </table:table-cell>
          <table:table-cell table:style-name="ce12" office:value-type="string" calcext:value-type="string">
            <text:p><text:span text:style-name="T1">itm_orc_shield_a, itm_orc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1_dun_wildman&quot;,&quot;Dunnish_Wildman&quot;,&quot;Dunnish_Wildmen&quot;,tf_dunland| tf_randomize_face| tfg_armor| tfg_boots,0,0,fac_dunland,[itm_gundabad_helm_a, itm_dun_helm_b_bad,itm_dunland_tunic_1_bad, itm_dunland_tunic_2_bad, itm_dunland_fur_1_bad, itm_dunland_fur_2_bad,itm_dunland_wolfboots,itm_wood_club,itm_orc_slasher,itm_orc_axe,itm_dunland_spear,itm_orc_shield_a, itm_orc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 itm_dun_helm_b_bad,itm_dunland_tunic_1_bad, itm_dunland_tunic_2_bad, itm_dunland_fur_1_bad, itm_dunland_fur_2_bad,itm_dunland_wolfboots,itm_wood_club,itm_orc_slasher,itm_orc_axe,itm_dunland_spear,itm_orc_shield_a, itm_orc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| 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 itm_dun_helm_b,</text:p>
          </table:table-cell>
          <table:table-cell table:style-name="ce12" office:value-type="string" calcext:value-type="string">
            <text:p>itm_dunland_tunic_1, itm_dunland_tunic_2, itm_dunland_fur_1,itm_dunland_fur_2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orc_shield_b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2_dun_warrior&quot;,&quot;Dunnish_Warrior&quot;,&quot;Dunnish_Warriors&quot;,tf_dunland| tf_randomize_face| tfg_armor| tfg_boots| tfg_polearm,0,0,fac_dunland,[itm_gundabad_helm_a, itm_gundabad_helm_b, itm_dun_helm_b,itm_dunland_tunic_1, itm_dunland_tunic_2, itm_dunland_fur_1,itm_dunland_fur_2,itm_dunland_wolfboots,itm_dunnish_antler_axe,itm_dunnish_axe,itm_wood_club,itm_dunland_spear,itm_orc_shield_b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| tfg_polearm,0,0,fac_dunland,[itm_gundabad_helm_a, itm_gundabad_helm_b, itm_dun_helm_b,itm_dunland_tunic_1, itm_dunland_tunic_2, itm_dunland_fur_1,itm_dunland_fur_2,itm_dunland_wolfboots,itm_dunnish_antler_axe,itm_dunnish_axe,itm_wood_club,itm_dunland_spear,itm_orc_shield_b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 itm_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orc_shield_b,itm_orc_shield_c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i3_dun_pikeman&quot;,&quot;Dunnish_Pikeman&quot;,&quot;Dunnish_Pikemen&quot;,tf_dunland| tf_randomize_face| tfg_armor| tfg_boots,0,0,fac_dunland,[itm_gundabad_helm_b, itm_dun_helm_b, itm_dun_helm_c_bad,itm_dunland_tunic_1_good, itm_dunland_tunic_2_good, itm_dunland_fur_1_good, itm_dunland_fur_2_good,itm_leather_gloves,itm_dunland_wolfboots,itm_dunnish_pike,itm_orc_shield_b,itm_orc_shield_c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 itm_dun_helm_c_bad,itm_dunland_tunic_1_good, itm_dunland_tunic_2_good, itm_dunland_fur_1_good, itm_dunland_fur_2_good,itm_leather_gloves,itm_dunland_wolfboots,itm_dunnish_pike,itm_orc_shield_b,itm_orc_shield_c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_good, itm_dun_helm_c_good,</text:p>
          </table:table-cell>
          <table:table-cell table:style-name="ce12" office:value-type="string" calcext:value-type="string">
            <text:p>itm_dunland_mail_1, itm_dunland_mail_2, 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4_dun_vet_pikeman&quot;,&quot;Dunnish_Veteran_Pikeman&quot;,&quot;Dunnish_Veteran_Pikemen&quot;,tf_dunland| tf_randomize_face| tfg_armor| tfg_helm| tfg_boots,0,0,fac_dunland,[itm_dun_helm_b_good, itm_dun_helm_c_good,itm_dunland_mail_1, itm_dunland_mail_2, itm_leather_gloves,itm_fur_gloves_reward, itm_dunland_wolfboots,itm_leather_boots_dark_bad,itm_dunnish_pike,itm_dun_shield_b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_good, itm_dun_helm_c_good,itm_dunland_mail_1, itm_dunland_mail_2, itm_leather_gloves,itm_fur_gloves_reward, itm_dunland_wolfboots,itm_leather_boots_dark_bad,itm_dunnish_pike,itm_dun_shield_b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fur_1_good, itm_dunland_fur_2_goo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land_javelin_big,itm_dunland_javelin_big,itm_dunnish_antler_axe,itm_twohand_wood_club,</text:p>
          </table:table-cell>
          <table:table-cell table:style-name="ce12" office:value-type="string" calcext:value-type="string">
            <text:p>itm_orc_shield_b, itm_dun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orc_shield_b, itm_dun_shield_a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orc_shield_b, itm_dun_shield_a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 itm_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3_dun_vet_warrior&quot;,&quot;Dunnish_Veteran_Warrior&quot;,&quot;Dunnish_Veteran_Warriors&quot;,tf_dunland| tf_randomize_face| tfg_shield| tfg_armor| tfg_boots| tfg_ranged,0,0,fac_dunland,[itm_gundabad_helm_b, itm_dun_helm_b, itm_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itm_dun_shield_b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| tfg_ranged,0,0,fac_dunland,[itm_gundabad_helm_b, itm_dun_helm_b, itm_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itm_dun_shield_b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bad, itm_dunland_mail_2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i4_dun_wolf_warrior&quot;,&quot;Dunnish_Wolf_Warrior&quot;,&quot;Dunnish_Wolf_Warriors&quot;,tf_dunland| tf_randomize_face| tfg_shield| tfg_armor| tfg_helm| tfg_boots| tfg_ranged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| tfg_ranged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good, itm_dunland_mail_2_good,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i5_dun_wolf_guard&quot;,&quot;Dunnish_Wolf_Guard&quot;,&quot;Dunnish_Wolf_Guards&quot;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b,</text:p>
          </table:table-cell>
          <table:table-cell table:style-name="ce12" office:value-type="string" calcext:value-type="string">
            <text:p>itm_dunland_mail_1, itm_dunland_mail_2, 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dun_berserker,itm_dunland_javelin_big,itm_dunland_javelin_big,</text:p>
          </table:table-cell>
          <table:table-cell table:style-name="ce12" office:value-type="string" calcext:value-type="string">
            <text:p>itm_dun_shield_a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b,itm_dunland_mail_1, itm_dunland_mail_2, itm_fur_gloves_reward,itm_splinted_greaves,itm_leather_boots_dark,itm_dun_berserker,itm_dunland_javelin_big,itm_dunland_javelin_big,itm_dun_shield_a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b,itm_dunland_mail_1, itm_dunland_mail_2, itm_fur_gloves_reward,itm_splinted_greaves,itm_leather_boots_dark,itm_dun_berserker,itm_dunland_javelin_big,itm_dunland_javelin_big,itm_dun_shield_a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 itm_wilderness_cowl,</text:p>
          </table:table-cell>
          <table:table-cell table:style-name="ce12" office:value-type="string" calcext:value-type="string">
            <text:p>itm_dunland_mail_1, itm_dunland_chieftain_bad,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a5_dun_night_wolf&quot;,&quot;Dunnish_Night_Wolf&quot;,&quot;Dunnish_Night_Wolfs&quot;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2_khand_pit_dog&quot;,&quot;Khand_Pit_Dog&quot;,&quot;Khand_Pit_Dogs&quot;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itm_khand_mail_good,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6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h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h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h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,itm_mordor_man_shield_a,],attr_evil_tier_6 ,wp_tier_6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,itm_mordor_man_shield_a,],attr_evil_tier_6 ,wp_tier_6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evil_tier_6 ,wp_tier_6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evil_tier_6 ,wp_tier_6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evil_tier_6 ,wp_tier_6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evil_tier_6 ,wp_tier_6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captains</text:p>
          </table:table-cell>
          <table:table-cell table:style-name="ce4" table:number-columns-repeated="19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 office:value-type="string" office:string-value="##captains" calcext:value-type="string">
            <text:p>##captain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reenwood_captain</text:p>
          </table:table-cell>
          <table:table-cell table:style-name="ce3" office:value-type="string" calcext:value-type="string">
            <text:p>Greenwood_Captain</text:p>
          </table:table-cell>
          <table:table-cell table:style-name="ce3" office:value-type="string" calcext:value-type="string">
            <text:p>Greenwood_Captain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2" office:value-type="string" calcext:value-type="string">
            <text:p>itm_leather_gloves_reward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itm_mirkwood_sword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64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 office:value-type="string" office:string-value="[&quot;greenwood_captain&quot;,&quot;Greenwood_Captain&quot;,&quot;Greenwood_Captains&quot;,tf_woodelf| tfg_gloves| tfg_shield| tfg_armor| tfg_helm| tfg_boots |tfg_polearm| tf_no_capture_alive,0,0,fac_woodelf,[itm_mirkwood_helm_d_good,itm_mirkwood_heavy_scale,itm_leather_gloves_reward,itm_mirkwood_boots,itm_mirkwood_great_spear,itm_mirkwood_sword,itm_mirkwood_bow,itm_woodelf_arrows,],attr_elf_tier_6,wp_elf_tier_6,knows_common|knows_athletics_8|knows_power_strike_7|knows_ironflesh_7,mirkwood_elf_face_1,mirkwood_elf_face_2]," calcext:value-type="string">
            <text:p>["greenwood_captain","Greenwood_Captain","Greenwood_Captains",tf_woodelf| tfg_gloves| tfg_shield| tfg_armor| tfg_helm| tfg_boots |tfg_polearm| tf_no_capture_alive,0,0,fac_woodelf,[itm_mirkwood_helm_d_good,itm_mirkwood_heavy_scale,itm_leather_gloves_reward,itm_mirkwood_boots,itm_mirkwood_great_spear,itm_mirkwood_sword,itm_mirkwood_bow,itm_woodelf_arrows,],attr_elf_tier_6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rien_captain</text:p>
          </table:table-cell>
          <table:table-cell table:style-name="ce3" office:value-type="string" calcext:value-type="string">
            <text:p>Lothlorien_Captain</text:p>
          </table:table-cell>
          <table:table-cell table:style-name="ce3" office:value-type="string" calcext:value-type="string">
            <text:p>Lothlorien_Captai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rewar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6|knows_ironflesh_7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64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 office:value-type="string" office:string-value="[&quot;lorien_captain&quot;,&quot;Lothlorien_Captain&quot;,&quot;Lothlorien_Captains&quot;,tf_lorien| tf_mounted| tfg_ranged| tfg_shield| tfg_gloves| tfg_shield| tfg_armor| tfg_helm| tfg_boots| tf_no_capture_alive,0,0,fac_lorien,[itm_lorien_helm_b_good,itm_lorien_heavy_good_cloak,itm_leather_gloves_reward,itm_lorien_boots,(itm_lorien_bow_reward, imod_balanced), itm_elven_arrows,itm_lorien_sword_c,],attr_elf_tier_6,wp_melee(460)|wp_archery(320),knows_common|knows_athletics_9|knows_shield_5|knows_power_draw_6|knows_power_strike_6|knows_ironflesh_7,lorien_elf_face_1,lorien_elf_face_2]," calcext:value-type="string">
            <text:p>["lorien_captain","Lothlorien_Captain","Lothlorien_Captains",tf_lorien| tf_mounted| tfg_ranged| tfg_shield| tfg_gloves| tfg_shield| tfg_armor| tfg_helm| tfg_boots| tf_no_capture_alive,0,0,fac_lorien,[itm_lorien_helm_b_good,itm_lorien_heavy_good_cloak,itm_leather_gloves_reward,itm_lorien_boots,(itm_lorien_bow_reward, imod_balanced), itm_elven_arrows,itm_lorien_sword_c,],attr_elf_tier_6,wp_melee(460)|wp_archery(320),knows_common|knows_athletics_9|knows_shield_5|knows_power_draw_6|knows_power_strike_6|knows_ironflesh_7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riv_captain</text:p>
          </table:table-cell>
          <table:table-cell table:style-name="ce3" office:value-type="string" calcext:value-type="string">
            <text:p>Rivendell_Elf_Lord</text:p>
          </table:table-cell>
          <table:table-cell table:style-name="ce3" office:value-type="string" calcext:value-type="string">
            <text:p>Rivendell_Elf_Lord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itm_riv_tiara,</text:p>
          </table:table-cell>
          <table:table-cell table:style-name="ce12" office:value-type="string" calcext:value-type="string">
            <text:p>itm_riv_armor_reward,</text:p>
          </table:table-cell>
          <table:table-cell table:style-name="ce12" office:value-type="string" calcext:value-type="string">
            <text:p>itm_leather_gloves_rewar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64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 office:value-type="string" office:string-value="[&quot;riv_captain&quot;,&quot;Rivendell_Elf_Lord&quot;,&quot;Rivendell_Elf_Lords&quot;,tf_imladris| tfg_ranged| tf_mounted| tfg_gloves| tfg_armor| tfg_helm| tfg_horse| tfg_boots| tf_no_capture_alive,0,0,fac_imladris,[itm_riv_helm_c,itm_riv_tiara,itm_riv_armor_reward,itm_leather_gloves_rewar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riv_captain","Rivendell_Elf_Lord","Rivendell_Elf_Lords",tf_imladris| tfg_ranged| tf_mounted| tfg_gloves| tfg_armor| tfg_helm| tfg_horse| tfg_boots| tf_no_capture_alive,0,0,fac_imladris,[itm_riv_helm_c,itm_riv_tiara,itm_riv_armor_reward,itm_leather_gloves_rewar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nor_captain</text:p>
          </table:table-cell>
          <table:table-cell table:style-name="ce3" office:value-type="string" calcext:value-type="string">
            <text:p>Captain_of_Arnor</text:p>
          </table:table-cell>
          <table:table-cell table:style-name="ce3" office:value-type="string" calcext:value-type="string">
            <text:p>Captain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good,</text:p>
          </table:table-cell>
          <table:table-cell table:style-name="ce12" office:value-type="string" calcext:value-type="string">
            <text:p>itm_arnor_heavy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dunedain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6|knows_power_strike_7|knows_ironflesh_7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64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 office:value-type="string" office:string-value="[&quot;arnor_captain&quot;,&quot;Captain_of_Arnor&quot;,&quot;Captains_of_Arnor&quot;,tf_dunedain| tf_mounted| tfg_gloves| tfg_shield| tfg_armor| tfg_helm| tfg_horse| tfg_boots |tfg_polearm,0,0,fac_imladris,[itm_arnor_helm_c_good,itm_arnor_heavy_good_cloak,itm_mail_mittens,itm_arnor_greaves,itm_leather_boots_dark,itm_lance,itm_arnor_sword_c,itm_arnor_shield_c,itm_dunedain_warhorse_heavy,],attr_tier_6,wp_elf_tier_5,knows_common|knows_riding_5|knows_shield_3|knows_athletics_6|knows_power_strike_7|knows_ironflesh_7,arnor_face_older_1,arnor_face_older_2]," calcext:value-type="string">
            <text:p>["arnor_captain","Captain_of_Arnor","Captains_of_Arnor",tf_dunedain| tf_mounted| tfg_gloves| tfg_shield| tfg_armor| tfg_helm| tfg_horse| tfg_boots |tfg_polearm,0,0,fac_imladris,[itm_arnor_helm_c_good,itm_arnor_heavy_good_cloak,itm_mail_mittens,itm_arnor_greaves,itm_leather_boots_dark,itm_lance,itm_arnor_sword_c,itm_arnor_shield_c,itm_dunedain_warhorse_heavy,],attr_tier_6,wp_elf_tier_5,knows_common|knows_riding_5|knows_shield_3|knows_athletics_6|knows_power_strike_7|knows_ironflesh_7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nor_ranger_captain</text:p>
          </table:table-cell>
          <table:table-cell table:style-name="ce3" office:value-type="string" calcext:value-type="string">
            <text:p>Ranger_Captain_of_Arnor</text:p>
          </table:table-cell>
          <table:table-cell table:style-name="ce3" office:value-type="string" calcext:value-type="string">
            <text:p>Ranger_Captain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bad,</text:p>
          </table:table-cell>
          <table:table-cell table:style-name="ce12" office:value-type="string" calcext:value-type="string">
            <text:p>itm_arnor_med_b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5|knows_power_strike_6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64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 office:value-type="string" office:string-value="[&quot;arnor_ranger_captain&quot;,&quot;Ranger_Captain_of_Arnor&quot;,&quot;Ranger_Captains_of_Arnor&quot;,tf_dunedain| tfg_ranged| tfg_gloves| tfg_armor| tfg_boots,0,0,fac_imladris,[itm_arnor_helm_c_bad,itm_arnor_med_b_good_cloak,itm_leather_gloves,itm_leather_boots,itm_leather_boots_dark_bad,itm_elven_bow,itm_ithilien_arrows,itm_arnor_sword_f,itm_arnor_sword_a,],attr_tier_6,wp_melee(360)|wp_archery(300),knows_common|knows_athletics_8|knows_shield_3|knows_power_draw_5|knows_power_strike_6|knows_ironflesh_6,arnor_face_older_1,arnor_face_older_2]," calcext:value-type="string">
            <text:p>["arnor_ranger_captain","Ranger_Captain_of_Arnor","Ranger_Captains_of_Arnor",tf_dunedain| tfg_ranged| tfg_gloves| tfg_armor| tfg_boots,0,0,fac_imladris,[itm_arnor_helm_c_bad,itm_arnor_med_b_good_cloak,itm_leather_gloves,itm_leather_boots,itm_leather_boots_dark_bad,itm_elven_bow,itm_ithilien_arrows,itm_arnor_sword_f,itm_arnor_sword_a,],attr_tier_6,wp_melee(360)|wp_archery(300),knows_common|knows_athletics_8|knows_shield_3|knows_power_draw_5|knows_power_strike_6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rohan_captain</text:p>
          </table:table-cell>
          <table:table-cell table:style-name="ce3" office:value-type="string" calcext:value-type="string">
            <text:p>Captain_of_Rohan</text:p>
          </table:table-cell>
          <table:table-cell table:style-name="ce3" office:value-type="string" calcext:value-type="string">
            <text:p>Captain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9|knows_shield_3|knows_power_strike_8|knows_ironflesh_8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64" table:formula="of:=IF(AND([.A459]&lt;&gt;&quot;&quot;;[.B459]&lt;&gt;&quot;&quot;);CONCATENATE([Variables.$I$1];[Variables.$I$7];[.A459];[Variables.$I$7];[Variables.$I$6];[Variables.$I$7];[.B459];[Variables.$I$7];[Variables.$I$6];[Variables.$I$7];[.C459];[Variables.$I$7];[Variables.$I$6];[.D459];[Variables.$I$6];[.E459];[Variables.$I$6];[.F459];[Variables.$I$6];[.G459];[Variables.$I$6];[Variables.$I$1];[.H459];[.I459];[.J459];[.K459];[.L459];[.M459];[.N459];[Variables.$I$2];[Variables.$I$6];[.O459];[Variables.$I$6];[.P459];[Variables.$I$6];[.Q459];[Variables.$I$6];[.R459];[Variables.$I$6];[.S459];IF([.T459]&lt;&gt;&quot;&quot;;CONCATENATE([Variables.$I$6];[.T459]);&quot;&quot;);[Variables.$I$2];[Variables.$I$6]);IF([.A459]&lt;&gt;&quot;&quot;;CONCATENATE(&quot;#&quot;;[.A459]);&quot;&quot;))" office:value-type="string" office:string-value="[&quot;rohan_captain&quot;,&quot;Captain_of_Rohan&quot;,&quot;Captains_of_Rohan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" calcext:value-type="string">
            <text:p>["rohan_captain","Captain_of_Rohan","Captains_of_Rohan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beorning_captain</text:p>
          </table:table-cell>
          <table:table-cell table:style-name="ce3" office:value-type="string" calcext:value-type="string">
            <text:p>Beorning_Chieftain</text:p>
          </table:table-cell>
          <table:table-cell table:style-name="ce3" office:value-type="string" calcext:value-type="string">
            <text:p>Beorning_Chieftain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7|knows_ironflesh_10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64" table:formula="of:=IF(AND([.A460]&lt;&gt;&quot;&quot;;[.B460]&lt;&gt;&quot;&quot;);CONCATENATE([Variables.$I$1];[Variables.$I$7];[.A460];[Variables.$I$7];[Variables.$I$6];[Variables.$I$7];[.B460];[Variables.$I$7];[Variables.$I$6];[Variables.$I$7];[.C460];[Variables.$I$7];[Variables.$I$6];[.D460];[Variables.$I$6];[.E460];[Variables.$I$6];[.F460];[Variables.$I$6];[.G460];[Variables.$I$6];[Variables.$I$1];[.H460];[.I460];[.J460];[.K460];[.L460];[.M460];[.N460];[Variables.$I$2];[Variables.$I$6];[.O460];[Variables.$I$6];[.P460];[Variables.$I$6];[.Q460];[Variables.$I$6];[.R460];[Variables.$I$6];[.S460];IF([.T460]&lt;&gt;&quot;&quot;;CONCATENATE([Variables.$I$6];[.T460]);&quot;&quot;);[Variables.$I$2];[Variables.$I$6]);IF([.A460]&lt;&gt;&quot;&quot;;CONCATENATE(&quot;#&quot;;[.A460]);&quot;&quot;))" office:value-type="string" office:string-value="[&quot;beorning_captain&quot;,&quot;Beorning_Chieftain&quot;,&quot;Beorning_Chieftain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7|knows_ironflesh_10|knows_shield_7|knows_power_throw_4,beorn_face1,beorn_face2]," calcext:value-type="string">
            <text:p>["beorning_captain","Beorning_Chieftain","Beorning_Chieftain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7|knows_ironflesh_10|knows_shield_7|knows_power_throw_4,beorn_face1,beorn_face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woodmen_captain</text:p>
          </table:table-cell>
          <table:table-cell table:style-name="ce3" office:value-type="string" calcext:value-type="string">
            <text:p>Woodmen_Chieftain</text:p>
          </table:table-cell>
          <table:table-cell table:style-name="ce3" office:value-type="string" calcext:value-type="string">
            <text:p>Woodmen_Chieftains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_cloak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7|knows_shield_5|knows_power_draw_6|knows_power_strike_5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64" table:formula="of:=IF(AND([.A461]&lt;&gt;&quot;&quot;;[.B461]&lt;&gt;&quot;&quot;);CONCATENATE([Variables.$I$1];[Variables.$I$7];[.A461];[Variables.$I$7];[Variables.$I$6];[Variables.$I$7];[.B461];[Variables.$I$7];[Variables.$I$6];[Variables.$I$7];[.C461];[Variables.$I$7];[Variables.$I$6];[.D461];[Variables.$I$6];[.E461];[Variables.$I$6];[.F461];[Variables.$I$6];[.G461];[Variables.$I$6];[Variables.$I$1];[.H461];[.I461];[.J461];[.K461];[.L461];[.M461];[.N461];[Variables.$I$2];[Variables.$I$6];[.O461];[Variables.$I$6];[.P461];[Variables.$I$6];[.Q461];[Variables.$I$6];[.R461];[Variables.$I$6];[.S461];IF([.T461]&lt;&gt;&quot;&quot;;CONCATENATE([Variables.$I$6];[.T461]);&quot;&quot;);[Variables.$I$2];[Variables.$I$6]);IF([.A461]&lt;&gt;&quot;&quot;;CONCATENATE(&quot;#&quot;;[.A461]);&quot;&quot;))" office:value-type="string" office:string-value="[&quot;woodmen_captain&quot;,&quot;Woodmen_Chieftain&quot;,&quot;Woodmen_Chieftains&quot;,tfg_armor| tfg_helm| tfg_boots| tfg_gloves,0,0,fac_beorn,[itm_north_leather_skullcap_good, itm_north_skullcap, itm_north_nasal_helm_good,itm_woodmen_heavy_cloak,itm_leather_gloves_good,itm_evil_gauntlets_a_good,itm_leather_boots,itm_2_handed_axe,itm_elven_bow,itm_arrows,],attr_tier_6,wp_elf_tier_bow_4,knows_common|knows_athletics_7|knows_shield_5|knows_power_draw_6|knows_power_strike_5|knows_ironflesh_6,rohan_face_middle_1,rohan_face_old_2]," calcext:value-type="string">
            <text:p>["woodmen_captain","Woodmen_Chieftain","Woodmen_Chieftains",tfg_armor| tfg_helm| tfg_boots| tfg_gloves,0,0,fac_beorn,[itm_north_leather_skullcap_good, itm_north_skullcap, itm_north_nasal_helm_good,itm_woodmen_heavy_cloak,itm_leather_gloves_good,itm_evil_gauntlets_a_good,itm_leather_boots,itm_2_handed_axe,itm_elven_bow,itm_arrows,],attr_tier_6,wp_elf_tier_bow_4,knows_common|knows_athletics_7|knows_shield_5|knows_power_draw_6|knows_power_strike_5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captain</text:p>
          </table:table-cell>
          <table:table-cell table:style-name="ce3" office:value-type="string" calcext:value-type="string">
            <text:p>Captain_of_Isengard</text:p>
          </table:table-cell>
          <table:table-cell table:style-name="ce3" office:value-type="string" calcext:value-type="string">
            <text:p>Captains_of_Isengard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d,</text:p>
          </table:table-cell>
          <table:table-cell table:style-name="ce12" office:value-type="string" calcext:value-type="string">
            <text:p>itm_isen_uruk_heavy_rewar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64" table:formula="of:=IF(AND([.A462]&lt;&gt;&quot;&quot;;[.B462]&lt;&gt;&quot;&quot;);CONCATENATE([Variables.$I$1];[Variables.$I$7];[.A462];[Variables.$I$7];[Variables.$I$6];[Variables.$I$7];[.B462];[Variables.$I$7];[Variables.$I$6];[Variables.$I$7];[.C462];[Variables.$I$7];[Variables.$I$6];[.D462];[Variables.$I$6];[.E462];[Variables.$I$6];[.F462];[Variables.$I$6];[.G462];[Variables.$I$6];[Variables.$I$1];[.H462];[.I462];[.J462];[.K462];[.L462];[.M462];[.N462];[Variables.$I$2];[Variables.$I$6];[.O462];[Variables.$I$6];[.P462];[Variables.$I$6];[.Q462];[Variables.$I$6];[.R462];[Variables.$I$6];[.S462];IF([.T462]&lt;&gt;&quot;&quot;;CONCATENATE([Variables.$I$6];[.T462]);&quot;&quot;);[Variables.$I$2];[Variables.$I$6]);IF([.A462]&lt;&gt;&quot;&quot;;CONCATENATE(&quot;#&quot;;[.A462]);&quot;&quot;))" office:value-type="string" office:string-value="[&quot;isen_captain&quot;,&quot;Captain_of_Isengard&quot;,&quot;Captains_of_Isengard&quot;,tf_urukhai|tf_mounted| tfg_shield| tfg_armor| tfg_helm| tfg_boots| tf_no_capture_alive,0,0,fac_isengard,[itm_isen_uruk_helm_d,itm_isen_uruk_heavy_reward,itm_evil_gauntlets_b,itm_uruk_chain_greaves,itm_isengard_sword, itm_isen_uruk_shield_b,],attr_evil_tier_6 ,wp_tier_6,knows_common|knows_athletics_3|knows_power_strike_6|knows_ironflesh_6,uruk_hai_face1,uruk_hai_face2]," calcext:value-type="string">
            <text:p>["isen_captain","Captain_of_Isengard","Captains_of_Isengard",tf_urukhai|tf_mounted| tfg_shield| tfg_armor| tfg_helm| tfg_boots| tf_no_capture_alive,0,0,fac_isengard,[itm_isen_uruk_helm_d,itm_isen_uruk_heavy_reward,itm_evil_gauntlets_b,itm_uruk_chain_greaves,itm_isengard_sword, itm_isen_uruk_shield_b,],attr_evil_tier_6 ,wp_tier_6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acker_captain</text:p>
          </table:table-cell>
          <table:table-cell table:style-name="ce3" office:value-type="string" calcext:value-type="string">
            <text:p>Isengard_Tracker_Captain</text:p>
          </table:table-cell>
          <table:table-cell table:style-name="ce3" office:value-type="string" calcext:value-type="string">
            <text:p>Isengard_Tracker_Captai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7|knows_power_draw_6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64" table:formula="of:=IF(AND([.A463]&lt;&gt;&quot;&quot;;[.B463]&lt;&gt;&quot;&quot;);CONCATENATE([Variables.$I$1];[Variables.$I$7];[.A463];[Variables.$I$7];[Variables.$I$6];[Variables.$I$7];[.B463];[Variables.$I$7];[Variables.$I$6];[Variables.$I$7];[.C463];[Variables.$I$7];[Variables.$I$6];[.D463];[Variables.$I$6];[.E463];[Variables.$I$6];[.F463];[Variables.$I$6];[.G463];[Variables.$I$6];[Variables.$I$1];[.H463];[.I463];[.J463];[.K463];[.L463];[.M463];[.N463];[Variables.$I$2];[Variables.$I$6];[.O463];[Variables.$I$6];[.P463];[Variables.$I$6];[.Q463];[Variables.$I$6];[.R463];[Variables.$I$6];[.S463];IF([.T463]&lt;&gt;&quot;&quot;;CONCATENATE([Variables.$I$6];[.T463]);&quot;&quot;);[Variables.$I$2];[Variables.$I$6]);IF([.A463]&lt;&gt;&quot;&quot;;CONCATENATE(&quot;#&quot;;[.A463]);&quot;&quot;))" office:value-type="string" office:string-value="[&quot;isen_tracker_captain&quot;,&quot;Isengard_Tracker_Captain&quot;,&quot;Isengard_Tracker_Captains&quot;,tf_urukhai|tf_mounted| tfg_shield| tfg_armor| tfg_helm| tfg_boots| tf_no_capture_alive,0,0,fac_isengard,[itm_isen_tracker_helm_good,itm_isen_uruk_heavy_b_good, itm_isen_uruk_heavy_c, itm_evil_gauntlets_b,itm_uruk_chain_greaves,itm_isengard_large_bow,itm_isengard_arrow,itm_isengard_heavy_axe,itm_isengard_heavy_sword,],attr_evil_tier_6 ,wp_elf_tier_bow_4,knows_common|knows_athletics_7|knows_power_draw_6|knows_power_strike_5|knows_ironflesh_6,uruk_hai_face1,uruk_hai_face2]," calcext:value-type="string">
            <text:p>["isen_tracker_captain","Isengard_Tracker_Captain","Isengard_Tracker_Captains",tf_urukhai|tf_mounted| tfg_shield| tfg_armor| tfg_helm| tfg_boots| tf_no_capture_alive,0,0,fac_isengard,[itm_isen_tracker_helm_good,itm_isen_uruk_heavy_b_good, itm_isen_uruk_heavy_c, itm_evil_gauntlets_b,itm_uruk_chain_greaves,itm_isengard_large_bow,itm_isengard_arrow,itm_isengard_heavy_axe,itm_isengard_heavy_sword,],attr_evil_tier_6 ,wp_elf_tier_bow_4,knows_common|knows_athletics_7|knows_power_draw_6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uruk_captain</text:p>
          </table:table-cell>
          <table:table-cell table:style-name="ce3" office:value-type="string" calcext:value-type="string">
            <text:p>Mordor_Uruk_Captain</text:p>
          </table:table-cell>
          <table:table-cell table:style-name="ce3" office:value-type="string" calcext:value-type="string">
            <text:p>Mordor_Uruk_Captains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power_strike_7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64" table:formula="of:=IF(AND([.A464]&lt;&gt;&quot;&quot;;[.B464]&lt;&gt;&quot;&quot;);CONCATENATE([Variables.$I$1];[Variables.$I$7];[.A464];[Variables.$I$7];[Variables.$I$6];[Variables.$I$7];[.B464];[Variables.$I$7];[Variables.$I$6];[Variables.$I$7];[.C464];[Variables.$I$7];[Variables.$I$6];[.D464];[Variables.$I$6];[.E464];[Variables.$I$6];[.F464];[Variables.$I$6];[.G464];[Variables.$I$6];[Variables.$I$1];[.H464];[.I464];[.J464];[.K464];[.L464];[.M464];[.N464];[Variables.$I$2];[Variables.$I$6];[.O464];[Variables.$I$6];[.P464];[Variables.$I$6];[.Q464];[Variables.$I$6];[.R464];[Variables.$I$6];[.S464];IF([.T464]&lt;&gt;&quot;&quot;;CONCATENATE([Variables.$I$6];[.T464]);&quot;&quot;);[Variables.$I$2];[Variables.$I$6]);IF([.A464]&lt;&gt;&quot;&quot;;CONCATENATE(&quot;#&quot;;[.A464]);&quot;&quot;))" office:value-type="string" office:string-value="[&quot;mordor_uruk_captain&quot;,&quot;Mordor_Uruk_Captain&quot;,&quot;Mordor_Uruk_Captains&quot;,tf_uruk| tfg_gloves| tfg_shield| tfg_armor| tfg_helm| tfg_boots| tf_no_capture_alive,0,0,fac_mordor,[itm_uruk_helm_e,itm_m_uruk_heavy_c_good,itm_evil_gauntlets_b,itm_uruk_chain_greaves,itm_orc_two_handed_axe_heavy,itm_uruk_falchion_a,itm_uruk_falchion_b,itm_mordor_uruk_shield_c,],attr_evil_tier_6 ,wp_tier_6,knows_common|knows_athletics_4|knows_power_strike_7|knows_ironflesh_9,uruk_hai_face1,uruk_hai_face2]," calcext:value-type="string">
            <text:p>["mordor_uruk_captain","Mordor_Uruk_Captain","Mordor_Uruk_Captains",tf_uruk| tfg_gloves| tfg_shield| tfg_armor| tfg_helm| tfg_boots| tf_no_capture_alive,0,0,fac_mordor,[itm_uruk_helm_e,itm_m_uruk_heavy_c_good,itm_evil_gauntlets_b,itm_uruk_chain_greaves,itm_orc_two_handed_axe_heavy,itm_uruk_falchion_a,itm_uruk_falchion_b,itm_mordor_uruk_shield_c,],attr_evil_tier_6 ,wp_tier_6,knows_common|knows_athletics_4|knows_power_strike_7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captain</text:p>
          </table:table-cell>
          <table:table-cell table:style-name="ce3" office:value-type="string" calcext:value-type="string">
            <text:p>Captain_of_Mordor</text:p>
          </table:table-cell>
          <table:table-cell table:style-name="ce3" office:value-type="string" calcext:value-type="string">
            <text:p>Captains_of_Mordor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cap_helm,</text:p>
          </table:table-cell>
          <table:table-cell table:style-name="ce12" office:value-type="string" calcext:value-type="string">
            <text:p>itm_m_cap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2,</text:p>
          </table:table-cell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5|knows_athletics_3|knows_shield_4|knows_power_strike_6|knows_ironflesh_6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64" table:formula="of:=IF(AND([.A465]&lt;&gt;&quot;&quot;;[.B465]&lt;&gt;&quot;&quot;);CONCATENATE([Variables.$I$1];[Variables.$I$7];[.A465];[Variables.$I$7];[Variables.$I$6];[Variables.$I$7];[.B465];[Variables.$I$7];[Variables.$I$6];[Variables.$I$7];[.C465];[Variables.$I$7];[Variables.$I$6];[.D465];[Variables.$I$6];[.E465];[Variables.$I$6];[.F465];[Variables.$I$6];[.G465];[Variables.$I$6];[Variables.$I$1];[.H465];[.I465];[.J465];[.K465];[.L465];[.M465];[.N465];[Variables.$I$2];[Variables.$I$6];[.O465];[Variables.$I$6];[.P465];[Variables.$I$6];[.Q465];[Variables.$I$6];[.R465];[Variables.$I$6];[.S465];IF([.T465]&lt;&gt;&quot;&quot;;CONCATENATE([Variables.$I$6];[.T465]);&quot;&quot;);[Variables.$I$2];[Variables.$I$6]);IF([.A465]&lt;&gt;&quot;&quot;;CONCATENATE(&quot;#&quot;;[.A465]);&quot;&quot;))" office:value-type="string" office:string-value="[&quot;mordor_captain&quot;,&quot;Captain_of_Mordor&quot;,&quot;Captains_of_Mordor&quot;,tf_evil_man| tf_mounted| tfg_gloves| tfg_shield| tfg_armor| tfg_helm| tfg_horse| tfg_boots,0,0,fac_mordor,[itm_mordor_cap_helm,itm_m_cap_armor, itm_evil_gauntlets_b, itm_uruk_greaves,itm_mordor_longsword,itm_orc_simple_spear_heavy, itm_uruk_pike_b,itm_mordor_man_shield_a,itm_mordor_warhorse2,],attr_evil_tier_6 ,wp_tier_6,knows_common|knows_riding_5|knows_athletics_3|knows_shield_4|knows_power_strike_6|knows_ironflesh_6,mordor_man1,mordor_man2]," calcext:value-type="string">
            <text:p>["mordor_captain","Captain_of_Mordor","Captains_of_Mordor",tf_evil_man| tf_mounted| tfg_gloves| tfg_shield| tfg_armor| tfg_helm| tfg_horse| tfg_boots,0,0,fac_mordor,[itm_mordor_cap_helm,itm_m_cap_armor, itm_evil_gauntlets_b, itm_uruk_greaves,itm_mordor_longsword,itm_orc_simple_spear_heavy, itm_uruk_pike_b,itm_mordor_man_shield_a,itm_mordor_warhorse2,],attr_evil_tier_6 ,wp_tier_6,knows_common|knows_riding_5|knows_athletics_3|knows_shield_4|knows_power_strike_6|knows_ironflesh_6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umbar_captain</text:p>
          </table:table-cell>
          <table:table-cell table:style-name="ce3" office:value-type="string" calcext:value-type="string">
            <text:p>Captain_of_Umbar</text:p>
          </table:table-cell>
          <table:table-cell table:style-name="ce3" office:value-type="string" calcext:value-type="string">
            <text:p>Captains_of_Umbar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itm_umb_helm_a_good,</text:p>
          </table:table-cell>
          <table:table-cell table:style-name="ce12" office:value-type="string" calcext:value-type="string">
            <text:p>itm_umb_armor_f_good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shield_2|knows_power_throw_4|knows_power_strike_5|knows_ironflesh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64" table:formula="of:=IF(AND([.A466]&lt;&gt;&quot;&quot;;[.B466]&lt;&gt;&quot;&quot;);CONCATENATE([Variables.$I$1];[Variables.$I$7];[.A466];[Variables.$I$7];[Variables.$I$6];[Variables.$I$7];[.B466];[Variables.$I$7];[Variables.$I$6];[Variables.$I$7];[.C466];[Variables.$I$7];[Variables.$I$6];[.D466];[Variables.$I$6];[.E466];[Variables.$I$6];[.F466];[Variables.$I$6];[.G466];[Variables.$I$6];[Variables.$I$1];[.H466];[.I466];[.J466];[.K466];[.L466];[.M466];[.N466];[Variables.$I$2];[Variables.$I$6];[.O466];[Variables.$I$6];[.P466];[Variables.$I$6];[.Q466];[Variables.$I$6];[.R466];[Variables.$I$6];[.S466];IF([.T466]&lt;&gt;&quot;&quot;;CONCATENATE([Variables.$I$6];[.T466]);&quot;&quot;);[Variables.$I$2];[Variables.$I$6]);IF([.A466]&lt;&gt;&quot;&quot;;CONCATENATE(&quot;#&quot;;[.A466]);&quot;&quot;))" office:value-type="string" office:string-value="[&quot;umbar_captain&quot;,&quot;Captain_of_Umbar&quot;,&quot;Captains_of_Umbar&quot;,tfg_gloves| tfg_armor| tfg_helm| tfg_boots|tfg_shield,0,0,fac_umbar,[itm_umb_helm_b_good,itm_umb_helm_a_good,itm_umb_armor_f_good, itm_evil_gauntlets_b,itm_corsair_boots,itm_kraken,itm_umb_shield_d,],attr_evil_tier_6 ,wp_tier_6,knows_common|knows_athletics_6|knows_shield_2|knows_power_throw_4|knows_power_strike_5|knows_ironflesh_5,bandit_face1,bandit_face2]," calcext:value-type="string">
            <text:p>["umbar_captain","Captain_of_Umbar","Captains_of_Umbar",tfg_gloves| tfg_armor| tfg_helm| tfg_boots|tfg_shield,0,0,fac_umbar,[itm_umb_helm_b_good,itm_umb_helm_a_good,itm_umb_armor_f_good, itm_evil_gauntlets_b,itm_corsair_boots,itm_kraken,itm_umb_shield_d,],attr_evil_tier_6 ,wp_tier_6,knows_common|knows_athletics_6|knows_shield_2|knows_power_throw_4|knows_power_strike_5|knows_ironflesh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khand_captain</text:p>
          </table:table-cell>
          <table:table-cell table:style-name="ce3" office:value-type="string" calcext:value-type="string">
            <text:p>Variag_War_Chief</text:p>
          </table:table-cell>
          <table:table-cell table:style-name="ce3" office:value-type="string" calcext:value-type="string">
            <text:p>Variag_War_Chief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noble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7|knows_power_strike_5|knows_shield_3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64" table:formula="of:=IF(AND([.A467]&lt;&gt;&quot;&quot;;[.B467]&lt;&gt;&quot;&quot;);CONCATENATE([Variables.$I$1];[Variables.$I$7];[.A467];[Variables.$I$7];[Variables.$I$6];[Variables.$I$7];[.B467];[Variables.$I$7];[Variables.$I$6];[Variables.$I$7];[.C467];[Variables.$I$7];[Variables.$I$6];[.D467];[Variables.$I$6];[.E467];[Variables.$I$6];[.F467];[Variables.$I$6];[.G467];[Variables.$I$6];[Variables.$I$1];[.H467];[.I467];[.J467];[.K467];[.L467];[.M467];[.N467];[Variables.$I$2];[Variables.$I$6];[.O467];[Variables.$I$6];[.P467];[Variables.$I$6];[.Q467];[Variables.$I$6];[.R467];[Variables.$I$6];[.S467];IF([.T467]&lt;&gt;&quot;&quot;;CONCATENATE([Variables.$I$6];[.T467]);&quot;&quot;);[Variables.$I$2];[Variables.$I$6]);IF([.A467]&lt;&gt;&quot;&quot;;CONCATENATE(&quot;#&quot;;[.A467]);&quot;&quot;))" office:value-type="string" office:string-value="[&quot;khand_captain&quot;,&quot;Variag_War_Chief&quot;,&quot;Variag_War_Chiefs&quot;,tf_evil_man| tf_mounted| tfg_shield| tfg_armor| tfg_helm| tfg_horse| tfg_boots,0,0,fac_khand,[itm_khand_inf_helm_a_good, itm_khand_cav_helm_a_good, itm_khand_noble_lam,itm_mail_mittens,itm_splinted_greaves_good,itm_khand_mace1, itm_khand_mace2,itm_easterling_round_horseman,itm_variag_kataphrakt,],attr_evil_tier_6 ,wp_tier_6,knows_common|knows_ironflesh_7|knows_power_strike_5|knows_shield_3|knows_riding_7 ,khand_man1,khand_man2]," calcext:value-type="string">
            <text:p>["khand_captain","Variag_War_Chief","Variag_War_Chiefs",tf_evil_man| tf_mounted| tfg_shield| tfg_armor| tfg_helm| tfg_horse| tfg_boots,0,0,fac_khand,[itm_khand_inf_helm_a_good, itm_khand_cav_helm_a_good, itm_khand_noble_lam,itm_mail_mittens,itm_splinted_greaves_good,itm_khand_mace1, itm_khand_mace2,itm_easterling_round_horseman,itm_variag_kataphrakt,],attr_evil_tier_6 ,wp_tier_6,knows_common|knows_ironflesh_7|knows_power_strike_5|knows_shield_3|knows_riding_7 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rhun_captain</text:p>
          </table:table-cell>
          <table:table-cell table:style-name="ce3" office:value-type="string" calcext:value-type="string">
            <text:p>Rhun_Chieftain</text:p>
          </table:table-cell>
          <table:table-cell table:style-name="ce3" office:value-type="string" calcext:value-type="string">
            <text:p>Rhun_Chieftains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7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64" table:formula="of:=IF(AND([.A468]&lt;&gt;&quot;&quot;;[.B468]&lt;&gt;&quot;&quot;);CONCATENATE([Variables.$I$1];[Variables.$I$7];[.A468];[Variables.$I$7];[Variables.$I$6];[Variables.$I$7];[.B468];[Variables.$I$7];[Variables.$I$6];[Variables.$I$7];[.C468];[Variables.$I$7];[Variables.$I$6];[.D468];[Variables.$I$6];[.E468];[Variables.$I$6];[.F468];[Variables.$I$6];[.G468];[Variables.$I$6];[Variables.$I$1];[.H468];[.I468];[.J468];[.K468];[.L468];[.M468];[.N468];[Variables.$I$2];[Variables.$I$6];[.O468];[Variables.$I$6];[.P468];[Variables.$I$6];[.Q468];[Variables.$I$6];[.R468];[Variables.$I$6];[.S468];IF([.T468]&lt;&gt;&quot;&quot;;CONCATENATE([Variables.$I$6];[.T468]);&quot;&quot;);[Variables.$I$2];[Variables.$I$6]);IF([.A468]&lt;&gt;&quot;&quot;;CONCATENATE(&quot;#&quot;;[.A468]);&quot;&quot;))" office:value-type="string" office:string-value="[&quot;rhun_captain&quot;,&quot;Rhun_Chieftain&quot;,&quot;Rhun_Chieftains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7|knows_power_strike_6|knows_riding_7 ,rhun_man1,rhun_man2]," calcext:value-type="string">
            <text:p>["rhun_captain","Rhun_Chieftain","Rhun_Chieftains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7|knows_power_strike_6|knows_riding_7 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captain</text:p>
          </table:table-cell>
          <table:table-cell table:style-name="ce3" office:value-type="string" calcext:value-type="string">
            <text:p>Uruk_Chieftain_of_Moria</text:p>
          </table:table-cell>
          <table:table-cell table:style-name="ce3" office:value-type="string" calcext:value-type="string">
            <text:p>Uruk_Chieftains_of_Moria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7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64" table:formula="of:=IF(AND([.A469]&lt;&gt;&quot;&quot;;[.B469]&lt;&gt;&quot;&quot;);CONCATENATE([Variables.$I$1];[Variables.$I$7];[.A469];[Variables.$I$7];[Variables.$I$6];[Variables.$I$7];[.B469];[Variables.$I$7];[Variables.$I$6];[Variables.$I$7];[.C469];[Variables.$I$7];[Variables.$I$6];[.D469];[Variables.$I$6];[.E469];[Variables.$I$6];[.F469];[Variables.$I$6];[.G469];[Variables.$I$6];[Variables.$I$1];[.H469];[.I469];[.J469];[.K469];[.L469];[.M469];[.N469];[Variables.$I$2];[Variables.$I$6];[.O469];[Variables.$I$6];[.P469];[Variables.$I$6];[.Q469];[Variables.$I$6];[.R469];[Variables.$I$6];[.S469];IF([.T469]&lt;&gt;&quot;&quot;;CONCATENATE([Variables.$I$6];[.T469]);&quot;&quot;);[Variables.$I$2];[Variables.$I$6]);IF([.A469]&lt;&gt;&quot;&quot;;CONCATENATE(&quot;#&quot;;[.A469]);&quot;&quot;))" office:value-type="string" office:string-value="[&quot;moria_captain&quot;,&quot;Uruk_Chieftain_of_Moria&quot;,&quot;Uruk_Chieftains_of_Moria&quot;,tf_uruk| tfg_gloves| tfg_shield| tfg_armor| tfg_helm| tfg_boots| tf_no_capture_alive,0,0,fac_moria,[itm_uruk_helm_e,itm_m_uruk_heavy_c_good,itm_evil_gauntlets_b,itm_uruk_chain_greaves,itm_orc_two_handed_axe_heavy,itm_uruk_falchion_a,itm_uruk_falchion_b,itm_mordor_uruk_shield_a,],attr_evil_tier_6 ,wp_tier_6,knows_common|knows_athletics_5|knows_power_strike_7|knows_ironflesh_9,uruk_hai_face1,uruk_hai_face2]," calcext:value-type="string">
            <text:p>["moria_captain","Uruk_Chieftain_of_Moria","Uruk_Chieftains_of_Moria",tf_uruk| tfg_gloves| tfg_shield| tfg_armor| tfg_helm| tfg_boots| tf_no_capture_alive,0,0,fac_moria,[itm_uruk_helm_e,itm_m_uruk_heavy_c_good,itm_evil_gauntlets_b,itm_uruk_chain_greaves,itm_orc_two_handed_axe_heavy,itm_uruk_falchion_a,itm_uruk_falchion_b,itm_mordor_uruk_shield_a,],attr_evil_tier_6 ,wp_tier_6,knows_common|knows_athletics_5|knows_power_strike_7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warf_captain</text:p>
          </table:table-cell>
          <table:table-cell table:style-name="ce3" office:value-type="string" calcext:value-type="string">
            <text:p>Dwarf_Captain</text:p>
          </table:table-cell>
          <table:table-cell table:style-name="ce3" office:value-type="string" calcext:value-type="string">
            <text:p>Dwarf_Captain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4|knows_power_throw_7|knows_power_strike_8|knows_ironflesh_10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64" table:formula="of:=IF(AND([.A470]&lt;&gt;&quot;&quot;;[.B470]&lt;&gt;&quot;&quot;);CONCATENATE([Variables.$I$1];[Variables.$I$7];[.A470];[Variables.$I$7];[Variables.$I$6];[Variables.$I$7];[.B470];[Variables.$I$7];[Variables.$I$6];[Variables.$I$7];[.C470];[Variables.$I$7];[Variables.$I$6];[.D470];[Variables.$I$6];[.E470];[Variables.$I$6];[.F470];[Variables.$I$6];[.G470];[Variables.$I$6];[Variables.$I$1];[.H470];[.I470];[.J470];[.K470];[.L470];[.M470];[.N470];[Variables.$I$2];[Variables.$I$6];[.O470];[Variables.$I$6];[.P470];[Variables.$I$6];[.Q470];[Variables.$I$6];[.R470];[Variables.$I$6];[.S470];IF([.T470]&lt;&gt;&quot;&quot;;CONCATENATE([Variables.$I$6];[.T470]);&quot;&quot;);[Variables.$I$2];[Variables.$I$6]);IF([.A470]&lt;&gt;&quot;&quot;;CONCATENATE(&quot;#&quot;;[.A470]);&quot;&quot;))" office:value-type="string" office:string-value="[&quot;dwarf_captain&quot;,&quot;Dwarf_Captain&quot;,&quot;Dwarf_Captains&quot;,tf_dwarf| tfg_armor| tfg_gloves| tfg_shield| tfg_helm| tfg_boots,0,0,fac_dwarf,[itm_dwarf_helm_sallet_lordly,itm_dwarf_armor_c,itm_mail_mittens,itm_dwarf_scale_boots,itm_dwarf_great_axe,itm_dwarf_throwing_axe,itm_dwarf_throwing_axe,itm_dwarf_shield_b_good,],attr_dwarf_tier_6,wp_dwarf_tier_6,knows_common_dwarf|knows_athletics_4|knows_power_throw_7|knows_power_strike_8|knows_ironflesh_10|knows_shield_6,dwarf_face_7,dwarf_face_7]," calcext:value-type="string">
            <text:p>["dwarf_captain","Dwarf_Captain","Dwarf_Captains",tf_dwarf| tfg_armor| tfg_gloves| tfg_shield| tfg_helm| tfg_boots,0,0,fac_dwarf,[itm_dwarf_helm_sallet_lordly,itm_dwarf_armor_c,itm_mail_mittens,itm_dwarf_scale_boots,itm_dwarf_great_axe,itm_dwarf_throwing_axe,itm_dwarf_throwing_axe,itm_dwarf_shield_b_good,],attr_dwarf_tier_6,wp_dwarf_tier_6,knows_common_dwarf|knows_athletics_4|knows_power_throw_7|knows_power_strike_8|knows_ironflesh_10|knows_shield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ale_captain</text:p>
          </table:table-cell>
          <table:table-cell table:style-name="ce3" office:value-type="string" calcext:value-type="string">
            <text:p>Captain_of_Dale</text:p>
          </table:table-cell>
          <table:table-cell table:style-name="ce3" office:value-type="string" calcext:value-type="string">
            <text:p>Captains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itm_dale_heavy_b_pelt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6|knows_ironflesh_7|knows_shield_7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64" table:formula="of:=IF(AND([.A471]&lt;&gt;&quot;&quot;;[.B471]&lt;&gt;&quot;&quot;);CONCATENATE([Variables.$I$1];[Variables.$I$7];[.A471];[Variables.$I$7];[Variables.$I$6];[Variables.$I$7];[.B471];[Variables.$I$7];[Variables.$I$6];[Variables.$I$7];[.C471];[Variables.$I$7];[Variables.$I$6];[.D471];[Variables.$I$6];[.E471];[Variables.$I$6];[.F471];[Variables.$I$6];[.G471];[Variables.$I$6];[Variables.$I$1];[.H471];[.I471];[.J471];[.K471];[.L471];[.M471];[.N471];[Variables.$I$2];[Variables.$I$6];[.O471];[Variables.$I$6];[.P471];[Variables.$I$6];[.Q471];[Variables.$I$6];[.R471];[Variables.$I$6];[.S471];IF([.T471]&lt;&gt;&quot;&quot;;CONCATENATE([Variables.$I$6];[.T471]);&quot;&quot;);[Variables.$I$2];[Variables.$I$6]);IF([.A471]&lt;&gt;&quot;&quot;;CONCATENATE(&quot;#&quot;;[.A471]);&quot;&quot;))" office:value-type="string" office:string-value="[&quot;dale_captain&quot;,&quot;Captain_of_Dale&quot;,&quot;Captains_of_Dale&quot;,tfg_shield| tfg_boots| tfg_armor| tfg_helm,0,0,fac_dale,[itm_dale_helmet_c, itm_dale_helmet_c_good, itm_dale_helmet_e,itm_dale_heavy_a_good,itm_dale_heavy_b_pelt,itm_evil_gauntlets_a,itm_splinted_greaves,itm_dale_sword_broad,itm_dale_shield_b_good,],attr_tier_6,wp_tier_6,knows_common|knows_athletics_5|knows_power_strike_6|knows_ironflesh_7|knows_shield_7,swadian_face_middle_1,swadian_face_older_2]," calcext:value-type="string">
            <text:p>["dale_captain","Captain_of_Dale","Captains_of_Dale",tfg_shield| tfg_boots| tfg_armor| tfg_helm,0,0,fac_dale,[itm_dale_helmet_c, itm_dale_helmet_c_good, itm_dale_helmet_e,itm_dale_heavy_a_good,itm_dale_heavy_b_pelt,itm_evil_gauntlets_a,itm_splinted_greaves,itm_dale_sword_broad,itm_dale_shield_b_good,],attr_tier_6,wp_tier_6,knows_common|knows_athletics_5|knows_power_strike_6|knows_ironflesh_7|knows_shield_7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harad_captain</text:p>
          </table:table-cell>
          <table:table-cell table:style-name="ce3" office:value-type="string" calcext:value-type="string">
            <text:p>Haradrim_Noble</text:p>
          </table:table-cell>
          <table:table-cell table:style-name="ce3" office:value-type="string" calcext:value-type="string">
            <text:p>Haradrim_Noble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7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64" table:formula="of:=IF(AND([.A472]&lt;&gt;&quot;&quot;;[.B472]&lt;&gt;&quot;&quot;);CONCATENATE([Variables.$I$1];[Variables.$I$7];[.A472];[Variables.$I$7];[Variables.$I$6];[Variables.$I$7];[.B472];[Variables.$I$7];[Variables.$I$6];[Variables.$I$7];[.C472];[Variables.$I$7];[Variables.$I$6];[.D472];[Variables.$I$6];[.E472];[Variables.$I$6];[.F472];[Variables.$I$6];[.G472];[Variables.$I$6];[Variables.$I$1];[.H472];[.I472];[.J472];[.K472];[.L472];[.M472];[.N472];[Variables.$I$2];[Variables.$I$6];[.O472];[Variables.$I$6];[.P472];[Variables.$I$6];[.Q472];[Variables.$I$6];[.R472];[Variables.$I$6];[.S472];IF([.T472]&lt;&gt;&quot;&quot;;CONCATENATE([Variables.$I$6];[.T472]);&quot;&quot;);[Variables.$I$2];[Variables.$I$6]);IF([.A472]&lt;&gt;&quot;&quot;;CONCATENATE(&quot;#&quot;;[.A472]);&quot;&quot;))" office:value-type="string" office:string-value="[&quot;harad_captain&quot;,&quot;Haradrim_Noble&quot;,&quot;Haradrim_Noble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6 ,wp_tier_6,knows_common|knows_ironflesh_7|knows_power_strike_5|knows_shield_3|knows_riding_7 ,haradrim_face_1,haradrim_face_2]," calcext:value-type="string">
            <text:p>["harad_captain","Haradrim_Noble","Haradrim_Noble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6 ,wp_tier_6,knows_common|knows_ironflesh_7|knows_power_strike_5|knows_shield_3|knows_riding_7 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2</text:p>
          </table:table-cell>
          <table:table-cell table:number-columns-repeated="2" table:style-name="ce3" office:value-type="string" calcext:value-type="string">
            <text:p>Dunnish_Night_Wolf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 itm_wilderness_cowl,</text:p>
          </table:table-cell>
          <table:table-cell table:style-name="ce12" office:value-type="string" calcext:value-type="string">
            <text:p>itm_dunland_mail_1, itm_dunland_chieftain_bad,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64" table:formula="of:=IF(AND([.A473]&lt;&gt;&quot;&quot;;[.B473]&lt;&gt;&quot;&quot;);CONCATENATE([Variables.$I$1];[Variables.$I$7];[.A473];[Variables.$I$7];[Variables.$I$6];[Variables.$I$7];[.B473];[Variables.$I$7];[Variables.$I$6];[Variables.$I$7];[.C473];[Variables.$I$7];[Variables.$I$6];[.D473];[Variables.$I$6];[.E473];[Variables.$I$6];[.F473];[Variables.$I$6];[.G473];[Variables.$I$6];[Variables.$I$1];[.H473];[.I473];[.J473];[.K473];[.L473];[.M473];[.N473];[Variables.$I$2];[Variables.$I$6];[.O473];[Variables.$I$6];[.P473];[Variables.$I$6];[.Q473];[Variables.$I$6];[.R473];[Variables.$I$6];[.S473];IF([.T473]&lt;&gt;&quot;&quot;;CONCATENATE([Variables.$I$6];[.T473]);&quot;&quot;);[Variables.$I$2];[Variables.$I$6]);IF([.A473]&lt;&gt;&quot;&quot;;CONCATENATE(&quot;#&quot;;[.A473]);&quot;&quot;))" office:value-type="string" office:string-value="[&quot;a5_dun_night_wolf2&quot;,&quot;Dunnish_Night_Wolf&quot;,&quot;Dunnish_Night_Wolf&quot;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6 ,wp_tier_5,knows_common|knows_athletics_7|knows_shield_3|knows_power_strike_3|knows_ironflesh_2|knows_power_throw_7,dunland_face1,dunland_face2]," calcext:value-type="string">
            <text:p>["a5_dun_night_wolf2","Dunnish_Night_Wolf","Dunnish_Night_Wolf"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6 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un_captain</text:p>
          </table:table-cell>
          <table:table-cell table:style-name="ce3" office:value-type="string" calcext:value-type="string">
            <text:p>Dunnish_Hetman</text:p>
          </table:table-cell>
          <table:table-cell table:style-name="ce3" office:value-type="string" calcext:value-type="string">
            <text:p>Dunnish_Hetmen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 itm_dun_helm_c,</text:p>
          </table:table-cell>
          <table:table-cell table:style-name="ce12" office:value-type="string" calcext:value-type="string">
            <text:p>itm_dunland_mail_1_good, itm_dunland_mail_2_good,itm_dunland_chieftain_good,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shield_5|knows_power_strike_6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64" table:formula="of:=IF(AND([.A474]&lt;&gt;&quot;&quot;;[.B474]&lt;&gt;&quot;&quot;);CONCATENATE([Variables.$I$1];[Variables.$I$7];[.A474];[Variables.$I$7];[Variables.$I$6];[Variables.$I$7];[.B474];[Variables.$I$7];[Variables.$I$6];[Variables.$I$7];[.C474];[Variables.$I$7];[Variables.$I$6];[.D474];[Variables.$I$6];[.E474];[Variables.$I$6];[.F474];[Variables.$I$6];[.G474];[Variables.$I$6];[Variables.$I$1];[.H474];[.I474];[.J474];[.K474];[.L474];[.M474];[.N474];[Variables.$I$2];[Variables.$I$6];[.O474];[Variables.$I$6];[.P474];[Variables.$I$6];[.Q474];[Variables.$I$6];[.R474];[Variables.$I$6];[.S474];IF([.T474]&lt;&gt;&quot;&quot;;CONCATENATE([Variables.$I$6];[.T474]);&quot;&quot;);[Variables.$I$2];[Variables.$I$6]);IF([.A474]&lt;&gt;&quot;&quot;;CONCATENATE(&quot;#&quot;;[.A474]);&quot;&quot;))" office:value-type="string" office:string-value="[&quot;dun_captain&quot;,&quot;Dunnish_Hetman&quot;,&quot;Dunnish_Hetmen&quot;,tf_dunland| tf_randomize_face| tfg_shield| tfg_armor| tfg_helm| tfg_boots,0,0,fac_dunland,[itm_dun_helm_a, itm_dun_helm_c,itm_dunland_mail_1_good, itm_dunland_mail_2_good,itm_dunland_chieftain_good,itm_leather_gloves,itm_fur_gloves_reward, itm_dunland_wolfboots,itm_leather_boots_dark,itm_dunnish_war_axe,itm_dun_berserker,itm_dun_shield_a,],attr_evil_tier_6 ,wp_tier_6,knows_common|knows_athletics_8|knows_shield_5|knows_power_strike_6|knows_ironflesh_6,dunland_face1,dunland_face2]," calcext:value-type="string">
            <text:p>["dun_captain","Dunnish_Hetman","Dunnish_Hetmen",tf_dunland| tf_randomize_face| tfg_shield| tfg_armor| tfg_helm| tfg_boots,0,0,fac_dunland,[itm_dun_helm_a, itm_dun_helm_c,itm_dunland_mail_1_good, itm_dunland_mail_2_good,itm_dunland_chieftain_good,itm_leather_gloves,itm_fur_gloves_reward, itm_dunland_wolfboots,itm_leather_boots_dark,itm_dunnish_war_axe,itm_dun_berserker,itm_dun_shield_a,],attr_evil_tier_6 ,wp_tier_6,knows_common|knows_athletics_8|knows_shield_5|knows_power_strike_6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captain</text:p>
          </table:table-cell>
          <table:table-cell table:style-name="ce3" office:value-type="string" calcext:value-type="string">
            <text:p>Gundabad_Chieftain</text:p>
          </table:table-cell>
          <table:table-cell table:style-name="ce3" office:value-type="string" calcext:value-type="string">
            <text:p>Gundabad_Chieftain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</text:p>
          </table:table-cell>
          <table:table-cell table:style-name="ce12" office:value-type="string" calcext:value-type="string">
            <text:p>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6</text:p>
          </table:table-cell>
          <table:table-cell table:style-name="ce23" office:value-type="string" calcext:value-type="string">
            <text:p>wp_orc_tier_6</text:p>
          </table:table-cell>
          <table:table-cell table:style-name="ce23" office:value-type="string" calcext:value-type="string">
            <text:p>knows_common|knows_athletics_7|knows_riding_6|knows_power_strike_5|knows_ironflesh_8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64" table:formula="of:=IF(AND([.A475]&lt;&gt;&quot;&quot;;[.B475]&lt;&gt;&quot;&quot;);CONCATENATE([Variables.$I$1];[Variables.$I$7];[.A475];[Variables.$I$7];[Variables.$I$6];[Variables.$I$7];[.B475];[Variables.$I$7];[Variables.$I$6];[Variables.$I$7];[.C475];[Variables.$I$7];[Variables.$I$6];[.D475];[Variables.$I$6];[.E475];[Variables.$I$6];[.F475];[Variables.$I$6];[.G475];[Variables.$I$6];[Variables.$I$1];[.H475];[.I475];[.J475];[.K475];[.L475];[.M475];[.N475];[Variables.$I$2];[Variables.$I$6];[.O475];[Variables.$I$6];[.P475];[Variables.$I$6];[.Q475];[Variables.$I$6];[.R475];[Variables.$I$6];[.S475];IF([.T475]&lt;&gt;&quot;&quot;;CONCATENATE([Variables.$I$6];[.T475]);&quot;&quot;);[Variables.$I$2];[Variables.$I$6]);IF([.A475]&lt;&gt;&quot;&quot;;CONCATENATE(&quot;#&quot;;[.A475]);&quot;&quot;))" office:value-type="string" office:string-value="[&quot;gunda_captain&quot;,&quot;Gundabad_Chieftain&quot;,&quot;Gundabad_Chieftains&quot;,tf_orc| tf_mounted| tfg_armor| tfg_shield| tfg_helm| tfg_horse| tfg_boots|tfg_gloves| tf_no_capture_alive,0,0,fac_gundabad,[itm_gundabad_helm_e,itm_gundabad_armor_e, itm_evil_gauntlets_a,itm_orc_furboots,itm_orc_sabre_heavy,itm_orc_scimitar_heavy,itm_orc_skull_spear,itm_orc_club_b,itm_orc_club_b_heavy,itm_uruk_falchion_b_bad,itm_orc_shield_b,itm_orc_shield_b,itm_wargarmored_3a,],attr_orc_tier_6,wp_orc_tier_6,knows_common|knows_athletics_7|knows_riding_6|knows_power_strike_5|knows_ironflesh_8,orc_face3,orc_face6]," calcext:value-type="string">
            <text:p>["gunda_captain","Gundabad_Chieftain","Gundabad_Chieftains",tf_orc| tf_mounted| tfg_armor| tfg_shield| tfg_helm| tfg_horse| tfg_boots|tfg_gloves| tf_no_capture_alive,0,0,fac_gundabad,[itm_gundabad_helm_e,itm_gundabad_armor_e, itm_evil_gauntlets_a,itm_orc_furboots,itm_orc_sabre_heavy,itm_orc_scimitar_heavy,itm_orc_skull_spear,itm_orc_club_b,itm_orc_club_b_heavy,itm_uruk_falchion_b_bad,itm_orc_shield_b,itm_orc_shield_b,itm_wargarmored_3a,],attr_orc_tier_6,wp_orc_tier_6,knows_common|knows_athletics_7|knows_riding_6|knows_power_strike_5|knows_ironflesh_8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ondor_captain</text:p>
          </table:table-cell>
          <table:table-cell table:style-name="ce3" office:value-type="string" calcext:value-type="string">
            <text:p>Captain_of_Gondor</text:p>
          </table:table-cell>
          <table:table-cell table:style-name="ce3" office:value-type="string" calcext:value-type="string">
            <text:p>Captain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gon_leader_surcoat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 office:value-type="string" calcext:value-type="string">
            <text:p>itm_gondor_shield_e,</text:p>
          </table:table-cell>
          <table:table-cell table:style-name="ce12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athletics_4|knows_shield_3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64" table:formula="of:=IF(AND([.A476]&lt;&gt;&quot;&quot;;[.B476]&lt;&gt;&quot;&quot;);CONCATENATE([Variables.$I$1];[Variables.$I$7];[.A476];[Variables.$I$7];[Variables.$I$6];[Variables.$I$7];[.B476];[Variables.$I$7];[Variables.$I$6];[Variables.$I$7];[.C476];[Variables.$I$7];[Variables.$I$6];[.D476];[Variables.$I$6];[.E476];[Variables.$I$6];[.F476];[Variables.$I$6];[.G476];[Variables.$I$6];[Variables.$I$1];[.H476];[.I476];[.J476];[.K476];[.L476];[.M476];[.N476];[Variables.$I$2];[Variables.$I$6];[.O476];[Variables.$I$6];[.P476];[Variables.$I$6];[.Q476];[Variables.$I$6];[.R476];[Variables.$I$6];[.S476];IF([.T476]&lt;&gt;&quot;&quot;;CONCATENATE([Variables.$I$6];[.T476]);&quot;&quot;);[Variables.$I$2];[Variables.$I$6]);IF([.A476]&lt;&gt;&quot;&quot;;CONCATENATE(&quot;#&quot;;[.A476]);&quot;&quot;))" office:value-type="string" office:string-value="[&quot;gondor_captain&quot;,&quot;Captain_of_Gondor&quot;,&quot;Captains_of_Gondor&quot;,tf_gondor| tf_mounted| tfg_gloves| tfg_shield| tfg_armor| tfg_helm| tfg_horse| tfg_boots,0,0,fac_gondor,[itm_gondor_leader_helm,itm_gon_leader_surcoat_cloak,itm_mail_mittens,itm_gondor_heavy_greaves,itm_gondor_citadel_sword,itm_gondor_shield_e,itm_gondor_warhorse,],attr_tier_6,wp_tier_6,knows_common|knows_riding_8|knows_athletics_4|knows_shield_3|knows_power_strike_5|knows_ironflesh_6,gondor_face1,gondor_face2]," calcext:value-type="string">
            <text:p>["gondor_captain","Captain_of_Gondor","Captains_of_Gondor",tf_gondor| tf_mounted| tfg_gloves| tfg_shield| tfg_armor| tfg_helm| tfg_horse| tfg_boots,0,0,fac_gondor,[itm_gondor_leader_helm,itm_gon_leader_surcoat_cloak,itm_mail_mittens,itm_gondor_heavy_greaves,itm_gondor_citadel_sword,itm_gondor_shield_e,itm_gondor_warhorse,],attr_tier_6,wp_tier_6,knows_common|knows_riding_8|knows_athletics_4|knows_shield_3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pel_captain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shield_9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64" table:formula="of:=IF(AND([.A477]&lt;&gt;&quot;&quot;;[.B477]&lt;&gt;&quot;&quot;);CONCATENATE([Variables.$I$1];[Variables.$I$7];[.A477];[Variables.$I$7];[Variables.$I$6];[Variables.$I$7];[.B477];[Variables.$I$7];[Variables.$I$6];[Variables.$I$7];[.C477];[Variables.$I$7];[Variables.$I$6];[.D477];[Variables.$I$6];[.E477];[Variables.$I$6];[.F477];[Variables.$I$6];[.G477];[Variables.$I$6];[Variables.$I$1];[.H477];[.I477];[.J477];[.K477];[.L477];[.M477];[.N477];[Variables.$I$2];[Variables.$I$6];[.O477];[Variables.$I$6];[.P477];[Variables.$I$6];[.Q477];[Variables.$I$6];[.R477];[Variables.$I$6];[.S477];IF([.T477]&lt;&gt;&quot;&quot;;CONCATENATE([Variables.$I$6];[.T477]);&quot;&quot;);[Variables.$I$2];[Variables.$I$6]);IF([.A477]&lt;&gt;&quot;&quot;;CONCATENATE(&quot;#&quot;;[.A477]);&quot;&quot;))" office:value-type="string" office:string-value="[&quot;pel_captain&quot;,&quot;Captain_of_Pelargir&quot;,&quot;Captains_of_Pelargir&quot;,tf_gondor| tfg_shield| tfg_armor| tfg_helm| tfg_boots,0,subfac_pelargir,fac_gondor,[itm_gondor_leader_helm,itm_pel_leader,itm_mail_mittens,itm_pelargir_greaves,itm_pelargir_sword,itm_gon_tab_shield_c,],attr_tier_6,wp_tier_6,knows_common|knows_athletics_5|knows_shield_9|knows_power_strike_6|knows_ironflesh_6,gondor_face1,gondor_face2]," calcext:value-type="string">
            <text:p>["pel_captain","Captain_of_Pelargir","Captains_of_Pelargir",tf_gondor| tfg_shield| tfg_armor| tfg_helm| tfg_boots,0,subfac_pelargir,fac_gondor,[itm_gondor_leader_helm,itm_pel_leader,itm_mail_mittens,itm_pelargir_greaves,itm_pelargir_sword,itm_gon_tab_shield_c,],attr_tier_6,wp_tier_6,knows_common|knows_athletics_5|knows_shield_9|knows_power_strike_6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mroth_captain</text:p>
          </table:table-cell>
          <table:table-cell table:style-name="ce3" office:value-type="string" calcext:value-type="string">
            <text:p>Knight_Captain_of_Dol_Amroth</text:p>
          </table:table-cell>
          <table:table-cell table:style-name="ce3" office:value-type="string" calcext:value-type="string">
            <text:p>Knights_Captain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8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64" table:formula="of:=IF(AND([.A478]&lt;&gt;&quot;&quot;;[.B478]&lt;&gt;&quot;&quot;);CONCATENATE([Variables.$I$1];[Variables.$I$7];[.A478];[Variables.$I$7];[Variables.$I$6];[Variables.$I$7];[.B478];[Variables.$I$7];[Variables.$I$6];[Variables.$I$7];[.C478];[Variables.$I$7];[Variables.$I$6];[.D478];[Variables.$I$6];[.E478];[Variables.$I$6];[.F478];[Variables.$I$6];[.G478];[Variables.$I$6];[Variables.$I$1];[.H478];[.I478];[.J478];[.K478];[.L478];[.M478];[.N478];[Variables.$I$2];[Variables.$I$6];[.O478];[Variables.$I$6];[.P478];[Variables.$I$6];[.Q478];[Variables.$I$6];[.R478];[Variables.$I$6];[.S478];IF([.T478]&lt;&gt;&quot;&quot;;CONCATENATE([Variables.$I$6];[.T478]);&quot;&quot;);[Variables.$I$2];[Variables.$I$6]);IF([.A478]&lt;&gt;&quot;&quot;;CONCATENATE(&quot;#&quot;;[.A478]);&quot;&quot;))" office:value-type="string" office:string-value="[&quot;amroth_captain&quot;,&quot;Knight_Captain_of_Dol_Amroth&quot;,&quot;Knights_Captain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8,gondor_face1,gondor_face3]," calcext:value-type="string">
            <text:p>["amroth_captain","Knight_Captain_of_Dol_Amroth","Knights_Captain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8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am_captain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64" table:formula="of:=IF(AND([.A479]&lt;&gt;&quot;&quot;;[.B479]&lt;&gt;&quot;&quot;);CONCATENATE([Variables.$I$1];[Variables.$I$7];[.A479];[Variables.$I$7];[Variables.$I$6];[Variables.$I$7];[.B479];[Variables.$I$7];[Variables.$I$6];[Variables.$I$7];[.C479];[Variables.$I$7];[Variables.$I$6];[.D479];[Variables.$I$6];[.E479];[Variables.$I$6];[.F479];[Variables.$I$6];[.G479];[Variables.$I$6];[Variables.$I$1];[.H479];[.I479];[.J479];[.K479];[.L479];[.M479];[.N479];[Variables.$I$2];[Variables.$I$6];[.O479];[Variables.$I$6];[.P479];[Variables.$I$6];[.Q479];[Variables.$I$6];[.R479];[Variables.$I$6];[.S479];IF([.T479]&lt;&gt;&quot;&quot;;CONCATENATE([Variables.$I$6];[.T479]);&quot;&quot;);[Variables.$I$2];[Variables.$I$6]);IF([.A479]&lt;&gt;&quot;&quot;;CONCATENATE(&quot;#&quot;;[.A479]);&quot;&quot;))" office:value-type="string" office:string-value="[&quot;lam_captain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7,gondor_face1,gondor_face3]," calcext:value-type="string">
            <text:p>["lam_captain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7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ss_captain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shield_9|knows_power_strike_7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64" table:formula="of:=IF(AND([.A480]&lt;&gt;&quot;&quot;;[.B480]&lt;&gt;&quot;&quot;);CONCATENATE([Variables.$I$1];[Variables.$I$7];[.A480];[Variables.$I$7];[Variables.$I$6];[Variables.$I$7];[.B480];[Variables.$I$7];[Variables.$I$6];[Variables.$I$7];[.C480];[Variables.$I$7];[Variables.$I$6];[.D480];[Variables.$I$6];[.E480];[Variables.$I$6];[.F480];[Variables.$I$6];[.G480];[Variables.$I$6];[Variables.$I$1];[.H480];[.I480];[.J480];[.K480];[.L480];[.M480];[.N480];[Variables.$I$2];[Variables.$I$6];[.O480];[Variables.$I$6];[.P480];[Variables.$I$6];[.Q480];[Variables.$I$6];[.R480];[Variables.$I$6];[.S480];IF([.T480]&lt;&gt;&quot;&quot;;CONCATENATE([Variables.$I$6];[.T480]);&quot;&quot;);[Variables.$I$2];[Variables.$I$6]);IF([.A480]&lt;&gt;&quot;&quot;;CONCATENATE(&quot;#&quot;;[.A480]);&quot;&quot;))" office:value-type="string" office:string-value="[&quot;loss_captain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athletics_5|knows_shield_9|knows_power_strike_7|knows_ironflesh_7,gondor_face1,gondor_face3]," calcext:value-type="string">
            <text:p>["loss_captain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athletics_5|knows_shield_9|knows_power_strike_7|knows_ironflesh_7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pinnath_captain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64" table:formula="of:=IF(AND([.A481]&lt;&gt;&quot;&quot;;[.B481]&lt;&gt;&quot;&quot;);CONCATENATE([Variables.$I$1];[Variables.$I$7];[.A481];[Variables.$I$7];[Variables.$I$6];[Variables.$I$7];[.B481];[Variables.$I$7];[Variables.$I$6];[Variables.$I$7];[.C481];[Variables.$I$7];[Variables.$I$6];[.D481];[Variables.$I$6];[.E481];[Variables.$I$6];[.F481];[Variables.$I$6];[.G481];[Variables.$I$6];[Variables.$I$1];[.H481];[.I481];[.J481];[.K481];[.L481];[.M481];[.N481];[Variables.$I$2];[Variables.$I$6];[.O481];[Variables.$I$6];[.P481];[Variables.$I$6];[.Q481];[Variables.$I$6];[.R481];[Variables.$I$6];[.S481];IF([.T481]&lt;&gt;&quot;&quot;;CONCATENATE([Variables.$I$6];[.T481]);&quot;&quot;);[Variables.$I$2];[Variables.$I$6]);IF([.A481]&lt;&gt;&quot;&quot;;CONCATENATE(&quot;#&quot;;[.A481]);&quot;&quot;))" office:value-type="string" office:string-value="[&quot;pinnath_captain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warhorse,],attr_tier_6,wp_tier_6,knows_common|knows_riding_8|knows_shield_9|knows_power_strike_6|knows_ironflesh_6,gondor_face1,gondor_face3]," calcext:value-type="string">
            <text:p>["pinnath_captain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warhorse,],attr_tier_6,wp_tier_6,knows_common|knows_riding_8|knows_shield_9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blackroot_captain</text:p>
          </table:table-cell>
          <table:table-cell table:style-name="ce3" office:value-type="string" calcext:value-type="string">
            <text:p>Captain_of_Blackroot_Vale</text:p>
          </table:table-cell>
          <table:table-cell table:style-name="ce3" office:value-type="string" calcext:value-type="string">
            <text:p>Captain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pear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7|knows_power_draw_5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64" table:formula="of:=IF(AND([.A482]&lt;&gt;&quot;&quot;;[.B482]&lt;&gt;&quot;&quot;);CONCATENATE([Variables.$I$1];[Variables.$I$7];[.A482];[Variables.$I$7];[Variables.$I$6];[Variables.$I$7];[.B482];[Variables.$I$7];[Variables.$I$6];[Variables.$I$7];[.C482];[Variables.$I$7];[Variables.$I$6];[.D482];[Variables.$I$6];[.E482];[Variables.$I$6];[.F482];[Variables.$I$6];[.G482];[Variables.$I$6];[Variables.$I$1];[.H482];[.I482];[.J482];[.K482];[.L482];[.M482];[.N482];[Variables.$I$2];[Variables.$I$6];[.O482];[Variables.$I$6];[.P482];[Variables.$I$6];[.Q482];[Variables.$I$6];[.R482];[Variables.$I$6];[.S482];IF([.T482]&lt;&gt;&quot;&quot;;CONCATENATE([Variables.$I$6];[.T482]);&quot;&quot;);[Variables.$I$2];[Variables.$I$6]);IF([.A482]&lt;&gt;&quot;&quot;;CONCATENATE(&quot;#&quot;;[.A482]);&quot;&quot;))" office:value-type="string" office:string-value="[&quot;blackroot_captain&quot;,&quot;Captain_of_Blackroot_Vale&quot;,&quot;Captains_of_Blackroot_Vale&quot;,tf_gondor| tfg_ranged| tfg_armor| tfg_helm| tfg_boots,0,subfac_blackroot,fac_gondor,[itm_gondor_leader_helm,itm_blackroot_leader,itm_leather_gloves_good,itm_gondor_med_greaves,itm_gondor_arrows,itm_gondor_bow,itm_gondor_spear,],attr_tier_6,wp_elf_tier_5,knows_common|knows_athletics_7|knows_power_draw_5|knows_power_strike_6|knows_ironflesh_7,gondor_face1,gondor_face3]," calcext:value-type="string">
            <text:p>["blackroot_captain","Captain_of_Blackroot_Vale","Captains_of_Blackroot_Vale",tf_gondor| tfg_ranged| tfg_armor| tfg_helm| tfg_boots,0,subfac_blackroot,fac_gondor,[itm_gondor_leader_helm,itm_blackroot_leader,itm_leather_gloves_good,itm_gondor_med_greaves,itm_gondor_arrows,itm_gondor_bow,itm_gondor_spear,],attr_tier_6,wp_elf_tier_5,knows_common|knows_athletics_7|knows_power_draw_5|knows_power_strike_6|knows_ironflesh_7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thilien_captain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8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64" table:formula="of:=IF(AND([.A483]&lt;&gt;&quot;&quot;;[.B483]&lt;&gt;&quot;&quot;);CONCATENATE([Variables.$I$1];[Variables.$I$7];[.A483];[Variables.$I$7];[Variables.$I$6];[Variables.$I$7];[.B483];[Variables.$I$7];[Variables.$I$6];[Variables.$I$7];[.C483];[Variables.$I$7];[Variables.$I$6];[.D483];[Variables.$I$6];[.E483];[Variables.$I$6];[.F483];[Variables.$I$6];[.G483];[Variables.$I$6];[Variables.$I$1];[.H483];[.I483];[.J483];[.K483];[.L483];[.M483];[.N483];[Variables.$I$2];[Variables.$I$6];[.O483];[Variables.$I$6];[.P483];[Variables.$I$6];[.Q483];[Variables.$I$6];[.R483];[Variables.$I$6];[.S483];IF([.T483]&lt;&gt;&quot;&quot;;CONCATENATE([Variables.$I$6];[.T483]);&quot;&quot;);[Variables.$I$2];[Variables.$I$6]);IF([.A483]&lt;&gt;&quot;&quot;;CONCATENATE(&quot;#&quot;;[.A483]);&quot;&quot;))" office:value-type="string" office:string-value="[&quot;ithilien_captain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6,wp_elf_tier_bow_5,knows_common|knows_pathfinding_4|knows_athletics_9|knows_shield_9|knows_power_draw_9|knows_power_strike_8|knows_ironflesh_8,gondor_face1,gondor_face2]," calcext:value-type="string">
            <text:p>["ithilien_captain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6,wp_elf_tier_bow_5,knows_common|knows_pathfinding_4|knows_athletics_9|knows_shield_9|knows_power_draw_9|knows_power_strike_8|knows_ironflesh_8,gondor_face1,gondor_face2],</text:p>
          </table:table-cell>
          <table:table-cell table:number-columns-repeated="43"/>
        </table:table-row>
        <table:table-row table:style-name="ro9">
          <table:table-cell table:style-name="Default" table:number-columns-repeated="64"/>
        </table:table-row>
        <table:table-row table:style-name="ro5" table:number-rows-repeated="16">
          <table:table-cell table:style-name="Default" table:number-columns-repeated="64"/>
        </table:table-row>
        <table:table-row table:style-name="ro5" table:number-rows-repeated="543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67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7">
          <table:table-cell table:number-columns-repeated="7"/>
          <table:table-cell table:style-name="ce73" office:value-type="string" calcext:value-type="string">
            <text:p>Char 1</text:p>
          </table:table-cell>
          <table:table-cell table:style-name="ce73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3" office:value-type="string" calcext:value-type="string">
            <text:p>Char 2</text:p>
          </table:table-cell>
          <table:table-cell table:style-name="ce73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3" office:value-type="string" calcext:value-type="string">
            <text:p>Char 3</text:p>
          </table:table-cell>
          <table:table-cell table:style-name="ce73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3" office:value-type="string" calcext:value-type="string">
            <text:p>Char 4</text:p>
          </table:table-cell>
          <table:table-cell table:style-name="ce73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3" office:value-type="string" calcext:value-type="string">
            <text:p>Char 5</text:p>
          </table:table-cell>
          <table:table-cell table:style-name="ce73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3" office:value-type="string" calcext:value-type="string">
            <text:p>Char 6</text:p>
          </table:table-cell>
          <table:table-cell table:style-name="ce73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3" office:value-type="string" calcext:value-type="string">
            <text:p>Char 7</text:p>
          </table:table-cell>
          <table:table-cell table:style-name="ce73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72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Cambria2" svg:font-family="Cambria" style:font-family-generic="roman" style:font-pitch="variable"/>
    <style:font-face style:name="Cambria3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/>
    <meta:creation-date>2018-01-09T20:56:58Z</meta:creation-date>
    <dc:date>2024-12-08T14:40:36.395000000</dc:date>
    <meta:editing-cycles>621</meta:editing-cycles>
    <meta:editing-duration>P7DT18H42M20S</meta:editing-duration>
    <meta:document-statistic meta:table-count="2" meta:cell-count="7713" meta:object-count="0"/>
  </office:meta>
</office:document-meta>
</file>